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cc99"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4cm" svg:height="3cm" svg:x="2.3cm" svg:y="12.6cm">
          <text:p text:style-name="P1"><text:span text:style-name="T1">Java Virtual Machin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4cm" svg:height="3cm" svg:x="2.3cm" svg:y="9.5cm">
          <text:p text:style-name="P1"><text:span text:style-name="T2">Libraries, APIs and tools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6cm" svg:height="3cm" svg:x="2.3cm" svg:y="6.4cm">
          <text:p text:style-name="P3"><text:span text:style-name="T3">GDK</text:span></text:p>
          <text:p text:style-name="P3"><text:span text:style-name="T4">(io, lang, util,net,math, sql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cm" svg:height="3cm" svg:x="12cm" svg:y="6.4cm">
          <text:p text:style-name="P1"><text:span text:style-name="T2">Language</text:span></text:p>
          <text:p text:style-name="P1"><text:span text:style-name="T2">Jav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0T09:23:34.497754194</meta:creation-date>
    <dc:date>2015-02-10T11:50:03.227546996</dc:date>
    <meta:editing-duration>PT1M25S</meta:editing-duration>
    <meta:editing-cycles>3</meta:editing-cycles>
    <meta:generator>LibreOffice/4.2.7.2$Linux_X86_64 LibreOffice_project/420m0$Build-2</meta:generator>
    <meta:document-statistic meta:object-count="4"/>
  </office:meta>
</office:document-meta>
</file>